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 Sans" svg:font-family="'Open Sans', sans-serif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1.5pt" fo:font-weight="bold" style:font-size-asian="11.5pt" style:font-weight-asian="bold" style:font-size-complex="11.5pt"/>
    </style:style>
    <style:style style:name="P2" style:family="paragraph" style:parent-style-name="Standard">
      <style:paragraph-properties fo:text-align="justify" style:justify-single-word="false"/>
      <style:text-properties fo:font-size="11.5pt" fo:font-weight="bold" style:font-size-asian="11.5pt" style:font-weight-asian="bold" style:font-size-complex="11.5pt"/>
    </style:style>
    <style:style style:name="P3" style:family="paragraph" style:parent-style-name="Standard">
      <style:paragraph-properties fo:text-align="justify" style:justify-single-word="false" style:text-autospace="none"/>
      <style:text-properties fo:font-size="11.5pt" fo:font-weight="bold" style:font-size-asian="11.5pt" style:font-weight-asian="bold" style:font-size-complex="11.5pt"/>
    </style:style>
    <style:style style:name="P4" style:family="paragraph" style:parent-style-name="Standard">
      <style:paragraph-properties style:text-autospace="none"/>
      <style:text-properties fo:font-size="11.5pt" fo:font-weight="bold" style:font-size-asian="11.5pt" style:font-weight-asian="bold" style:font-size-complex="11.5pt"/>
    </style:style>
    <style:style style:name="P5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fo:font-weight="bold" style:font-size-asian="11.5pt" style:font-weight-asian="bold" style:font-size-complex="11.5pt"/>
    </style:style>
    <style:style style:name="P6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7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.5pt" style:rfc-language-tag="es-ES-u-co-trad" fo:language="es" fo:country="ES" style:font-size-asian="11.5pt" style:font-size-complex="11.5pt"/>
    </style:style>
    <style:style style:name="P9" style:family="paragraph" style:parent-style-name="Standard">
      <style:text-properties fo:font-size="11.5pt" style:font-size-asian="11.5pt" style:font-size-complex="11.5pt"/>
    </style:style>
    <style:style style:name="P10" style:family="paragraph" style:parent-style-name="Standard">
      <style:paragraph-properties style:text-autospace="none"/>
      <style:text-properties fo:font-size="11.5pt" style:font-size-asian="11.5pt" style:font-size-complex="11.5pt"/>
    </style:style>
    <style:style style:name="P11" style:family="paragraph" style:parent-style-name="Standard">
      <style:paragraph-properties>
        <style:tab-stops>
          <style:tab-stop style:position="1.296cm"/>
        </style:tab-stops>
      </style:paragraph-properties>
      <style:text-properties fo:font-size="11.5pt" style:font-size-asian="11.5pt" style:font-size-complex="11.5pt"/>
    </style:style>
    <style:style style:name="P12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style:font-size-asian="11.5pt" style:font-size-complex="11.5pt"/>
    </style:style>
    <style:style style:name="P13" style:family="paragraph" style:parent-style-name="Standard">
      <style:paragraph-properties fo:text-align="justify" style:justify-single-word="false"/>
      <style:text-properties fo:font-size="11.5pt" style:font-size-asian="11.5pt" style:font-size-complex="11.5pt"/>
    </style:style>
    <style:style style:name="P14" style:family="paragraph" style:parent-style-name="Standard">
      <style:text-properties fo:font-size="11.5pt" fo:language="en" fo:country="US" style:font-size-asian="11.5pt" style:font-size-complex="11.5pt"/>
    </style:style>
    <style:style style:name="P15" style:family="paragraph" style:parent-style-name="Standard">
      <style:paragraph-properties style:text-autospace="none"/>
      <style:text-properties fo:font-size="11.5pt" fo:language="en" fo:country="US" style:font-size-asian="11.5pt" style:font-size-complex="11.5pt"/>
    </style:style>
    <style:style style:name="P16" style:family="paragraph" style:parent-style-name="Standard">
      <style:paragraph-properties style:text-autospace="none"/>
      <style:text-properties fo:font-size="11.5pt" fo:language="en" fo:country="US" fo:font-weight="bold" style:font-size-asian="11.5pt" style:font-weight-asian="bold" style:font-size-complex="11.5pt"/>
    </style:style>
    <style:style style:name="P17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fo:language="en" fo:country="US" fo:font-weight="normal" style:font-size-asian="11.5pt" style:font-weight-asian="normal" style:font-size-complex="11.5pt" style:font-weight-complex="normal"/>
    </style:style>
    <style:style style:name="P18" style:family="paragraph" style:parent-style-name="Standard">
      <style:text-properties fo:font-size="11.5pt" fo:language="en" fo:country="GB" style:font-size-asian="11.5pt" style:font-size-complex="11.5pt"/>
    </style:style>
    <style:style style:name="P19" style:family="paragraph" style:parent-style-name="Standard">
      <style:paragraph-properties style:text-autospace="none"/>
      <style:text-properties fo:font-size="11.5pt" fo:language="en" fo:country="GB" style:font-size-asian="11.5pt" style:font-size-complex="11.5pt"/>
    </style:style>
    <style:style style:name="P20" style:family="paragraph" style:parent-style-name="Standard">
      <style:paragraph-properties fo:text-align="justify" style:justify-single-word="false"/>
      <style:text-properties fo:font-size="11.5pt" fo:language="en" fo:country="GB" style:font-size-asian="11.5pt" style:font-size-complex="11.5pt"/>
    </style:style>
    <style:style style:name="P21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fo:language="en" fo:country="GB" style:font-size-asian="11.5pt" style:font-size-complex="11.5pt"/>
    </style:style>
    <style:style style:name="P22" style:family="paragraph" style:parent-style-name="Standard">
      <style:text-properties fo:font-size="11.5pt" fo:language="en" fo:country="GB" fo:font-weight="bold" style:font-size-asian="11.5pt" style:font-weight-asian="bold" style:font-size-complex="11.5pt"/>
    </style:style>
    <style:style style:name="P23" style:family="paragraph" style:parent-style-name="Standard">
      <style:paragraph-properties fo:text-align="justify" style:justify-single-word="false"/>
      <style:text-properties fo:font-size="11.5pt" fo:language="en" fo:country="GB" fo:font-weight="bold" style:font-size-asian="11.5pt" style:font-weight-asian="bold" style:font-size-complex="11.5pt"/>
    </style:style>
    <style:style style:name="P24" style:family="paragraph" style:parent-style-name="Standard">
      <style:paragraph-properties fo:text-align="justify" style:justify-single-word="false" style:text-autospace="none"/>
      <style:text-properties fo:font-size="11.5pt" fo:language="en" fo:country="GB" fo:font-weight="bold" style:font-size-asian="11.5pt" style:font-weight-asian="bold" style:font-size-complex="11.5pt"/>
    </style:style>
    <style:style style:name="P25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27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fo:font-weight="normal" style:font-size-asian="11.5pt" style:font-weight-asian="normal" style:font-size-complex="11.5pt" style:font-weight-complex="normal"/>
    </style:style>
    <style:style style:name="P28" style:family="paragraph" style:parent-style-name="Standard">
      <style:paragraph-properties style:text-autospace="none"/>
      <style:text-properties fo:font-size="11.5pt" fo:font-weight="normal" style:font-size-asian="11.5pt" style:font-weight-asian="normal" style:font-size-complex="11.5pt" style:font-weight-complex="normal"/>
    </style:style>
    <style:style style:name="P29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1" style:family="paragraph" style:parent-style-name="Standard">
      <style:paragraph-properties style:text-autospace="none"/>
      <style:text-properties fo:font-size="10pt" fo:font-weight="bold" style:font-size-asian="10pt" style:font-weight-asian="bold" style:font-size-complex="10pt"/>
    </style:style>
    <style:style style:name="P32" style:family="paragraph" style:parent-style-name="Standard">
      <style:paragraph-properties>
        <style:tab-stops>
          <style:tab-stop style:position="6.752cm"/>
        </style:tab-stops>
      </style:paragraph-properties>
      <style:text-properties fo:color="#000000" fo:font-size="10pt" style:rfc-language-tag="es-ES-u-co-trad" fo:language="es" fo:country="ES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>
        <style:tab-stops>
          <style:tab-stop style:position="6.752cm"/>
        </style:tab-stops>
      </style:paragraph-properties>
      <style:text-properties fo:color="#000000"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6.752cm"/>
        </style:tab-stops>
      </style:paragraph-properties>
      <style:text-properties fo:color="#000000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>
        <style:tab-stops>
          <style:tab-stop style:position="6.752cm"/>
        </style:tab-stops>
      </style:paragraph-properties>
      <style:text-properties fo:color="#000000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 style:list-style-name="WW8Num2">
      <style:paragraph-properties fo:text-align="justify" style:justify-single-word="false"/>
      <style:text-properties fo:font-size="11.5pt" style:rfc-language-tag="es-ES-u-co-trad" fo:language="es" fo:country="ES" fo:font-weight="bold" style:font-size-asian="11.5pt" style:font-weight-asian="bold" style:font-size-complex="11.5pt"/>
    </style:style>
    <style:style style:name="P38" style:family="paragraph" style:parent-style-name="Standard">
      <style:paragraph-properties fo:text-align="justify" style:justify-single-word="false"/>
      <style:text-properties fo:font-size="11.5pt" style:rfc-language-tag="es-ES-u-co-trad" fo:language="es" fo:country="ES" style:font-size-asian="11.5pt" style:font-size-complex="11.5pt"/>
    </style:style>
    <style:style style:name="P39" style:family="paragraph" style:parent-style-name="Standard">
      <style:paragraph-properties fo:text-align="justify" style:justify-single-word="false" style:text-autospace="none"/>
      <style:text-properties fo:font-size="11.5pt" fo:font-weight="normal" style:font-size-asian="11.5pt" style:font-weight-asian="normal" style:font-size-complex="11.5pt" style:font-weight-complex="normal"/>
    </style:style>
    <style:style style:name="P40" style:family="paragraph" style:parent-style-name="Standard">
      <style:paragraph-properties style:text-autospace="none"/>
      <style:text-properties fo:font-size="11.5pt" fo:font-weight="normal" style:font-size-asian="11.5pt" style:font-weight-asian="normal" style:font-size-complex="11.5pt" style:font-weight-complex="normal"/>
    </style:style>
    <style:style style:name="P41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2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1.5pt" fo:font-weight="bold" style:font-size-asian="11.5pt" style:font-weight-asian="bold" style:font-size-complex="11.5pt"/>
    </style:style>
    <style:style style:name="P43" style:family="paragraph" style:parent-style-name="Standard">
      <style:paragraph-properties style:text-autospace="none"/>
      <style:text-properties fo:font-size="11.5pt" style:font-size-asian="11.5pt" style:font-size-complex="11.5pt"/>
    </style:style>
    <style:style style:name="P44" style:family="paragraph" style:parent-style-name="Standard">
      <style:paragraph-properties style:text-autospace="none"/>
      <style:text-properties fo:font-size="11.5pt" fo:language="en" fo:country="GB" style:font-size-asian="11.5pt" style:font-size-complex="11.5pt"/>
    </style:style>
    <style:style style:name="P45" style:family="paragraph" style:parent-style-name="Standard">
      <style:paragraph-properties style:text-autospace="none"/>
      <style:text-properties fo:font-size="11.5pt" fo:language="en" fo:country="US" fo:font-weight="bold" style:font-size-asian="11.5pt" style:font-weight-asian="bold" style:font-size-complex="11.5pt"/>
    </style:style>
    <style:style style:name="P46" style:family="paragraph" style:parent-style-name="Standard">
      <style:paragraph-properties style:text-autospace="none"/>
      <style:text-properties fo:font-size="11.5pt" fo:language="en" fo:country="US" style:font-size-asian="11.5pt" style:font-size-complex="11.5pt"/>
    </style:style>
    <style:style style:name="P47" style:family="paragraph" style:parent-style-name="Standard" style:list-style-name="WW8Num2">
      <style:paragraph-properties fo:text-align="justify" style:justify-single-word="fals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48" style:family="paragraph" style:parent-style-name="Standard" style:list-style-name="WW8Num2">
      <style:paragraph-properties fo:text-align="justify" style:justify-single-word="false" style:text-autospace="none"/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P49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50" style:family="paragraph" style:parent-style-name="Standard">
      <style:paragraph-properties>
        <style:tab-stops>
          <style:tab-stop style:position="6.752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51" style:family="paragraph" style:parent-style-name="Standard" style:list-style-name="WW8Num2">
      <style:paragraph-properties fo:text-align="justify" style:justify-single-word="false"/>
      <style:text-properties fo:color="#000000" fo:font-size="10pt" style:rfc-language-tag="es-ES-u-co-trad" fo:language="es" fo:country="ES" fo:font-weight="bold" style:font-size-asian="10pt" style:font-weight-asian="bold" style:font-size-complex="10pt"/>
    </style:style>
    <style:style style:name="P52" style:family="paragraph" style:parent-style-name="Standard">
      <style:paragraph-properties>
        <style:tab-stops>
          <style:tab-stop style:position="6.752cm"/>
        </style:tab-stops>
      </style:paragraph-properties>
      <style:text-properties fo:color="#000000" fo:font-size="10pt" fo:font-weight="bold" style:font-size-asian="10pt" style:font-weight-asian="bold" style:font-size-complex="10pt"/>
    </style:style>
    <style:style style:name="P53" style:family="paragraph" style:parent-style-name="Standard">
      <style:paragraph-properties style:text-autospace="none"/>
      <style:text-properties fo:color="#000000" fo:font-size="10pt" fo:font-weight="bold" style:font-size-asian="10pt" style:font-weight-asian="bold" style:font-size-complex="10pt"/>
    </style:style>
    <style:style style:name="P54" style:family="paragraph" style:parent-style-name="Standard">
      <style:paragraph-properties>
        <style:tab-stops>
          <style:tab-stop style:position="6.752cm"/>
        </style:tab-stops>
      </style:paragraph-properties>
      <style:text-properties fo:color="#000000" fo:font-size="10pt" fo:font-weight="normal" style:font-size-asian="10pt" style:font-weight-asian="normal" style:font-size-complex="10pt"/>
    </style:style>
    <style:style style:name="P55" style:family="paragraph" style:parent-style-name="Standard">
      <style:paragraph-properties>
        <style:tab-stops>
          <style:tab-stop style:position="6.752cm"/>
        </style:tab-stops>
      </style:paragraph-properties>
      <style:text-properties fo:color="#000000" fo:font-size="11.5pt" fo:font-weight="normal" style:font-size-asian="11.5pt" style:font-weight-asian="normal" style:font-size-complex="11.5pt" style:font-weight-complex="normal"/>
    </style:style>
    <style:style style:name="P56" style:family="paragraph" style:parent-style-name="Heading_20_1">
      <style:paragraph-properties>
        <style:tab-stops>
          <style:tab-stop style:position="6.752cm"/>
        </style:tab-stops>
      </style:paragraph-properties>
      <style:text-properties fo:font-size="11.5pt" style:font-size-asian="11.5pt" style:font-size-complex="11.5pt"/>
    </style:style>
    <style:style style:name="T1" style:family="text">
      <style:text-properties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EJERCICIOS MANIPULACIÓN DE DATOS EN SQL (SELECT)</text:p>
      <text:p text:style-name="P2"/>
      <text:list xml:id="list4272011057" text:style-name="WW8Num2">
        <text:list-item>
          <text:p text:style-name="P37">Ejemplo. </text:p>
        </text:list-item>
      </text:list>
      <text:p text:style-name="P4">A partir de la tabla EMPLE obtener el SALARIO, la COMISION y la suma de ambos. Recuerda: la suma con un null da como resultado null;</text:p>
      <text:p text:style-name="P10"/>
      <text:p text:style-name="P10"/>
      <text:list xml:id="list141616959125636" text:continue-numbering="true" text:style-name="WW8Num2">
        <text:list-item>
          <text:p text:style-name="P37">Ejemplo. </text:p>
        </text:list-item>
      </text:list>
      <text:p text:style-name="P4">Calcula la EDAD media de la tabla NOMBRES</text:p>
      <text:p text:style-name="P10">SELECT AVG(EDAD) FROM NOMBRES;</text:p>
      <text:p text:style-name="P15"/>
      <text:list xml:id="list141617332131885" text:continue-numbering="true" text:style-name="WW8Num2">
        <text:list-item>
          <text:p text:style-name="P37">Ejemplo. </text:p>
        </text:list-item>
      </text:list>
      <text:p text:style-name="P4">Calcula el salario medio de los empleados del departamento 10 de la tabla EMPLEO</text:p>
      <text:p text:style-name="P15">SELECT AVG(SALARIO) FROM EMPLE WHERE dept_no=10;</text:p>
      <text:p text:style-name="P15"/>
      <text:list xml:id="list141618477289133" text:continue-numbering="true" text:style-name="WW8Num2">
        <text:list-item>
          <text:p text:style-name="P37">Ejemplo. </text:p>
        </text:list-item>
      </text:list>
      <text:p text:style-name="P4">Calcula el número de filas de la tabla EMPLE</text:p>
      <text:p text:style-name="P10">select count(*) from emple;</text:p>
      <text:p text:style-name="P15"/>
      <text:list xml:id="list141617622502962" text:continue-numbering="true" text:style-name="WW8Num2">
        <text:list-item>
          <text:p text:style-name="P37">Ejemplo. </text:p>
        </text:list-item>
      </text:list>
      <text:p text:style-name="P4">Calcula el número de filas de la tabla EMPLE donde la COMISIÓN no es nula.</text:p>
      <text:p text:style-name="P15">SELECT COUNT(*) FROM EMPLE WHERE COMISION is not NULL;</text:p>
      <text:p text:style-name="P15"/>
      <text:list xml:id="list141617555446010" text:continue-numbering="true" text:style-name="WW8Num2">
        <text:list-item>
          <text:p text:style-name="P37">Ejemplo. </text:p>
        </text:list-item>
      </text:list>
      <text:p text:style-name="P4">Calcula el máximo salario de la tabla EMPLE</text:p>
      <text:p text:style-name="P10">SELECT MAX(SALARIO) FROM EMPLE;</text:p>
      <text:p text:style-name="P15"/>
      <text:list xml:id="list141618153047339" text:continue-numbering="true" text:style-name="WW8Num2">
        <text:list-item>
          <text:p text:style-name="P37">Ejemplo. </text:p>
        </text:list-item>
      </text:list>
      <text:p text:style-name="P4">Obtener el apellido máximo (alfabéticamente) de la tabla EMPLE</text:p>
      <text:p text:style-name="P10">SELECT MAX(APELLIDO) FROM EMPLE;</text:p>
      <text:p text:style-name="P10"/>
      <text:list xml:id="list141618488857614" text:continue-numbering="true" text:style-name="WW8Num2">
        <text:list-item>
          <text:p text:style-name="P37">Ejemplo.</text:p>
        </text:list-item>
      </text:list>
      <text:p text:style-name="P4">Obtener el salario y el apellido del empleado con apellido máximo de la tabla EMPLE.</text:p>
      <text:p text:style-name="P10">select salario, apellido from emple where </text:p>
      <text:p text:style-name="P10">apellido in (select max(apellido) from emple);</text:p>
      <text:p text:style-name="P10"/>
      <text:list xml:id="list141617845338422" text:continue-numbering="true" text:style-name="WW8Num2">
        <text:list-item>
          <text:p text:style-name="P37">Ejemplo. </text:p>
        </text:list-item>
      </text:list>
      <text:p text:style-name="P4">Obtener el apellido del empleado que tiene mayor salario</text:p>
      <text:p text:style-name="P15">select apellido from emple where salario in (select max(salario) from emple);</text:p>
      <text:p text:style-name="P15"/>
      <text:list xml:id="list141618879807119" text:continue-numbering="true" text:style-name="WW8Num2">
        <text:list-item>
          <text:p text:style-name="P37">Ejemplo. </text:p>
        </text:list-item>
      </text:list>
      <text:p text:style-name="P4">Obtener el apellido del empleado que tiene mínimo salario.</text:p>
      <text:p text:style-name="P15">select apellido from emple where salario in (select min(salario) from emple);</text:p>
      <text:p text:style-name="P15"/>
      <text:list xml:id="list141617897441296" text:continue-numbering="true" text:style-name="WW8Num2">
        <text:list-item>
          <text:p text:style-name="P37">Ejemplo. </text:p>
        </text:list-item>
      </text:list>
      <text:p text:style-name="P4">Obtener la suma de todos los salarios de la tabla EMPLE</text:p>
      <text:p text:style-name="P10">SELECT SUM(salario) from emple;</text:p>
      <text:p text:style-name="P15"/>
      <text:list xml:id="list141618856477641" text:continue-numbering="true" text:style-name="WW8Num2">
        <text:list-item>
          <text:p text:style-name="P37">Ejemplo. </text:p>
        </text:list-item>
      </text:list>
      <text:p text:style-name="P4">Calcula en número de oficios diferentes que hay en la tabla EMPLE</text:p>
      <text:p text:style-name="P15">SELECT COUNT(DISTINCT oficio) from emple;</text:p>
      <text:p text:style-name="P15"/>
      <text:list xml:id="list141618682628378" text:continue-numbering="true" text:style-name="WW8Num2">
        <text:list-item>
          <text:p text:style-name="P37">Ejemplo. </text:p>
        </text:list-item>
      </text:list>
      <text:p text:style-name="P4"><text:soft-page-break/>Calcula el número de oficios diferentes que hay en los departamentos 10 y 20</text:p>
      <text:p text:style-name="P15">SELECT COUNT(DISTINCT oficio) from emple WHERE dept_no=10 OR dept_no=20;</text:p>
      <text:p text:style-name="P15"/>
      <text:list xml:id="list141616768439642" text:continue-numbering="true" text:style-name="WW8Num2">
        <text:list-item>
          <text:p text:style-name="P37">Ejemplo. </text:p>
        </text:list-item>
      </text:list>
      <text:p text:style-name="P4">Obtener el mayor nombre alfabético de la lista de notas de alumnos. Utilizar la tabla notas_alumnos.</text:p>
      <text:p text:style-name="P10">SELECT MAX(nombre_alumno) FROM notas_alumnos;</text:p>
      <text:list xml:id="list141618617031988" text:continue-numbering="true" text:style-name="WW8Num2">
        <text:list-item>
          <text:p text:style-name="P37">Ejemplo. </text:p>
        </text:list-item>
      </text:list>
      <text:p text:style-name="P4">Calcular el número de caracteres de las columnas TITULO y AUTOR para todas las filas de la tabla MISTEXTOS</text:p>
      <text:p text:style-name="P19">SELECT LENGTH(titulo), LENGTH(autor) FROM mistextos;</text:p>
      <text:p text:style-name="P19"/>
      <text:list xml:id="list141618315885096" text:continue-numbering="true" text:style-name="WW8Num2">
        <text:list-item>
          <text:p text:style-name="P37">Ejemplo. </text:p>
        </text:list-item>
      </text:list>
      <text:p text:style-name="P4">Calcular el número de caracteres de la columna TEMA para todas las filas de la tabla Librería</text:p>
      <text:p text:style-name="P10">SELECT LENGTH(tema) FROM libreria;</text:p>
      <text:p text:style-name="P15"/>
      <text:list xml:id="list141617902111551" text:continue-numbering="true" text:style-name="WW8Num2">
        <text:list-item>
          <text:p text:style-name="P37">Ejemplo. </text:p>
        </text:list-item>
      </text:list>
      <text:p text:style-name="P4">Visualiza la fecha del sistema en la tabla dual</text:p>
      <text:p text:style-name="P10">SELECT sysdate from dual;</text:p>
      <text:p text:style-name="P15"/>
      <text:list xml:id="list141617380484949" text:continue-numbering="true" text:style-name="WW8Num2">
        <text:list-item>
          <text:p text:style-name="P37">Ejemplo. </text:p>
        </text:list-item>
      </text:list>
      <text:p text:style-name="P4">A partir de la tabla EMPLE, obtener la fecha de alta, de manera que aparezca el número del mes.</text:p>
      <text:p text:style-name="P10">SELECT to_char(fecha_alt, 'MM') from emple;</text:p>
      <text:p text:style-name="P15"/>
      <text:list xml:id="list141617211914811" text:continue-numbering="true" text:style-name="WW8Num2">
        <text:list-item>
          <text:p text:style-name="P37">Ejemplo. </text:p>
        </text:list-item>
      </text:list>
      <text:p text:style-name="P4">Obtener la fecha anterior, de forma que aparezca el año con cuatro cifras</text:p>
      <text:p text:style-name="P10">SELECT to_char(fecha_alt, 'YYYY') from emple;</text:p>
      <text:p text:style-name="P15"/>
      <text:list xml:id="list141617089534720" text:continue-numbering="true" text:style-name="WW8Num2">
        <text:list-item>
          <text:p text:style-name="P37">Ejemplo. </text:p>
        </text:list-item>
      </text:list>
      <text:p text:style-name="P4">Obtener la fecha de hoy con el siguiente formato DD/MM/YYYY:</text:p>
      <text:p text:style-name="P10">SELECT to_char(sysdate, 'DD/MM/YYYY') from dual;</text:p>
      <text:p text:style-name="P10"/>
      <text:list xml:id="list141617640051028" text:continue-numbering="true" text:style-name="WW8Num2">
        <text:list-item>
          <text:p text:style-name="P37">Ejemplo. </text:p>
        </text:list-item>
      </text:list>
      <text:p text:style-name="P4">Visualizar los salarios de la tabla EMPLE de manera formateada, el punto para los miles.</text:p>
      <text:p text:style-name="P15">SELECT to_char(salario, '999G999') from emple;</text:p>
      <text:p text:style-name="P15"/>
      <text:list xml:id="list141617040289035" text:continue-numbering="true" text:style-name="WW8Num2">
        <text:list-item>
          <text:p text:style-name="P37">Ejemplo. </text:p>
        </text:list-item>
      </text:list>
      <text:p text:style-name="P4">Cambiar la cadena ‘01012001’ (dia mes y año) a tipo DATE</text:p>
      <text:p text:style-name="P15">SELECT to_date('01012001','DD/MM/YYYY') as fecha from dual;</text:p>
      <text:p text:style-name="P15"/>
      <text:list xml:id="list141617728169045" text:continue-numbering="true" text:style-name="WW8Num2">
        <text:list-item>
          <text:p text:style-name="P37">Ejemplo. </text:p>
        </text:list-item>
      </text:list>
      <text:p text:style-name="P4">Obtener el mes a partir de la cadena ‘01012001’</text:p>
      <text:p text:style-name="P10">SELECT to_char(to_date('01012001','DD/MM/YYYY'),'MM') as fecha from dual;</text:p>
      <text:p text:style-name="P10"/>
      <text:list xml:id="list141617078700003" text:continue-numbering="true" text:style-name="WW8Num2">
        <text:list-item>
          <text:p text:style-name="P37">Ejemplo. </text:p>
        </text:list-item>
      </text:list>
      <text:p text:style-name="P4">Obtener el día a partir de la cadena ‘01012001’</text:p>
      <text:p text:style-name="P15">SELECT to_char(to_date('01012001','DD/MM/YYYY'),'DD') as fecha from dual;</text:p>
      <text:p text:style-name="P15"/>
      <text:list xml:id="list141618107773406" text:continue-numbering="true" text:style-name="WW8Num2">
        <text:list-item>
          <text:p text:style-name="P37">Ejemplo. </text:p>
        </text:list-item>
      </text:list>
      <text:p text:style-name="P1">Dada la tabla centros obtener el numero de centros de tipo ‘S’</text:p>
      <text:p text:style-name="P9"/>
      <text:p text:style-name="P18"/>
      <text:p text:style-name="P18"/>
      <text:list xml:id="list141617083676793" text:continue-numbering="true" text:style-name="WW8Num2">
        <text:list-item>
          <text:p text:style-name="P37"><text:soft-page-break/>Ejemplo. </text:p>
        </text:list-item>
      </text:list>
      <text:p text:style-name="P5">Dada la tabla centros obtener el número de centros por cada tipo de centro</text:p>
      <text:p text:style-name="P11"/>
      <text:p text:style-name="P18"/>
      <text:list xml:id="list141617187222099" text:continue-numbering="true" text:style-name="WW8Num2">
        <text:list-item>
          <text:p text:style-name="P37">Ejemplo. </text:p>
        </text:list-item>
      </text:list>
      <text:p text:style-name="P5">Contar las filas de LIBRERÍA cuyo tema tenga por lo menos, una ‘a’.</text:p>
      <text:p text:style-name="P18">SELECT * FROM libreria WHERE tema like '%a%';</text:p>
      <text:p text:style-name="P18"/>
      <text:list xml:id="list141618803159812" text:continue-numbering="true" text:style-name="WW8Num2">
        <text:list-item>
          <text:p text:style-name="P37">Ejemplo. </text:p>
        </text:list-item>
      </text:list>
      <text:p text:style-name="P5">Visualizar los temas con mayor número de ejemplares de la tabla LIBRERÍA y que tengan, al menos, una ‘e’ (pueden ser un tema o varios).</text:p>
      <text:p text:style-name="P1"/>
      <text:p text:style-name="P1"/>
      <text:list xml:id="list141617407686790" text:continue-numbering="true" text:style-name="WW8Num2">
        <text:list-item>
          <text:p text:style-name="P37">Ejemplo. </text:p>
        </text:list-item>
      </text:list>
      <text:p text:style-name="P5">Visualizar el número de estantes diferentes que hay en la tabla Librería</text:p>
      <text:p text:style-name="P9">SELECT COUNT(DISTINCT estante) FROM libreria;</text:p>
      <text:p text:style-name="P9"/>
      <text:list xml:id="list141616958858476" text:continue-numbering="true" text:style-name="WW8Num2">
        <text:list-item>
          <text:p text:style-name="P37">Ejemplo. </text:p>
        </text:list-item>
      </text:list>
      <text:p text:style-name="P5">Visualizar el número de estantes distintos que hay en la tabla LIBRERÍA de aquellos temas que contienen, al menos, una ‘e’</text:p>
      <text:p text:style-name="P25">SELECT COUNT(DISTINCT estante) FROM libreria WHERE tema LIKE '%e%';</text:p>
      <text:p text:style-name="P9"/>
      <text:list xml:id="list141618245427960" text:continue-numbering="true" text:style-name="WW8Num2">
        <text:list-item>
          <text:p text:style-name="P37">Ejemplo. </text:p>
        </text:list-item>
      </text:list>
      <text:p text:style-name="P5">A partir de la tabla LIBROS, realizar una sentencia SELECT para que aparezcan los títulos ordenados por su número de caracteres.</text:p>
      <text:p text:style-name="P12">SELECT titulo FROM libros ORDER BY length(titulo);</text:p>
      <text:p text:style-name="P20"/>
      <text:p text:style-name="P23"/>
      <text:list xml:id="list141617119023898" text:continue-numbering="true" text:style-name="WW8Num2">
        <text:list-item>
          <text:p text:style-name="P37">Ejemplo. </text:p>
        </text:list-item>
      </text:list>
      <text:p text:style-name="P5">Dada la tabla NACIMINETOS, realizar una sentencia SELECT que obtenga, el nombre y la fecha de nacimiento con formato Nació el <text:s text:c="2"/>12 <text:s/>de <text:s/>05 <text:s/>de <text:s/>1982</text:p>
      <text:p text:style-name="P26">SELECT nombre, to_char(fecha_nac, '"Nació el" DD "de" MM "de" YYYY') as fecha_Nacimiento FROM nacimientos;</text:p>
      <text:p text:style-name="P13"/>
      <text:list xml:id="list141618741751086" text:continue-numbering="true" text:style-name="WW8Num2">
        <text:list-item>
          <text:p text:style-name="P37">Ejemplo. </text:p>
        </text:list-item>
      </text:list>
      <text:p text:style-name="P5">Dada la tabla fabricantes, artículos y ventas, obtener los códigos de fabricantes y la cantidad de artículos que producen (no que vendan). Tener en cuenta sólo los fabricantes que residan en ‘ESPAÑA’. Los fabricantes que no produzcan ningún artículo no deben aparecer.</text:p>
      <text:p text:style-name="P13"/>
      <text:p text:style-name="P20"/>
      <text:list xml:id="list141618634937593" text:continue-numbering="true" text:style-name="WW8Num2">
        <text:list-item>
          <text:p text:style-name="P37">Ejemplo. </text:p>
        </text:list-item>
      </text:list>
      <text:p text:style-name="P5">Convertir la cadena ‘01051998’ a fecha y visualizar su nombre de mes.</text:p>
      <text:p text:style-name="P13">SELECT to_char(to_date('01051998','DD/MM/YYYY'),'MM') FROM dual;</text:p>
      <text:p text:style-name="P13"/>
      <text:p text:style-name="P20"/>
      <text:list xml:id="list141618183604235" text:continue-numbering="true" text:style-name="WW8Num2">
        <text:list-item>
          <text:p text:style-name="P37">Ejemplo. </text:p>
        </text:list-item>
      </text:list>
      <text:p text:style-name="P5">A partir de la tabla EMPLE, obtener el apellido de los empleados que lleven más de 19 años trabajando.</text:p>
      <text:p text:style-name="P20">SELECT apellido from emple WHERE to_char(fecha_alt,'YYYY') &lt; 2002;</text:p>
      <text:p text:style-name="P20"/>
      <text:p text:style-name="P20"/>
      <text:p text:style-name="P20"/>
      <text:p text:style-name="P20"/>
      <text:list xml:id="list141618125486015" text:continue-numbering="true" text:style-name="WW8Num2">
        <text:list-item>
          <text:p text:style-name="P37"><text:soft-page-break/>Ejemplo. </text:p>
        </text:list-item>
      </text:list>
      <text:p text:style-name="P5">Seleccionar el apellido, el salario, y el número de departamento de aquellos empleados de la tabla EMPLE cuyo salario sea el mayor de su departamento. O dicho de otra forma, los empleados que ganan más en cada departamento.</text:p>
      <text:p text:style-name="P13">SELECT apellido, salario, dept_no FROM emple </text:p>
      <text:p text:style-name="P13">WHERE salario in (SELECT MAX(salario) FROM emple GROUP BY dept_no);</text:p>
      <text:p text:style-name="P20"/>
      <text:list xml:id="list141616760272704" text:continue-numbering="true" text:style-name="WW8Num2">
        <text:list-item>
          <text:p text:style-name="P37">Ejemplo. </text:p>
        </text:list-item>
      </text:list>
      <text:p text:style-name="P5">Visualizar el apellido, el salario y el número departamento de aquellos empleados de la tabla EMPLE cuyo salario supere a la media en su departamento.</text:p>
      <text:p text:style-name="P8">SELECT apellido, salario, dept_no FROM emple e</text:p>
      <text:p text:style-name="P8">WHERE salario &gt; (SELECT AVG(salario) FROM emple WHERE</text:p>
      <text:p text:style-name="P8">dept_no=e.dept_no);</text:p>
      <text:p text:style-name="P8"/>
      <text:list xml:id="list141618760579551" text:continue-numbering="true" text:style-name="WW8Num2">
        <text:list-item>
          <text:p text:style-name="P37">Ejemplo. </text:p>
        </text:list-item>
      </text:list>
      <text:p text:style-name="P5">Visualizar el apellido, el salario y el número departamento de aquellos empleados de la tabla EMPLE cuyo salario sea el mayor de su departamento.</text:p>
      <text:p text:style-name="P13">SELECT apellido, salario, dept_no FROM emple </text:p>
      <text:p text:style-name="P39">WHERE salario in (SELECT MAX(salario) FROM emple GROUP BY dept_no);</text:p>
      <text:p text:style-name="P8"/>
      <text:list xml:id="list141616963499244" text:continue-numbering="true" text:style-name="WW8Num2">
        <text:list-item>
          <text:p text:style-name="P37">Ejemplo. </text:p>
        </text:list-item>
      </text:list>
      <text:p text:style-name="P7">Visualizar a partir de la tabla EMPLE el número de empleados que hay en cada departamento</text:p>
      <text:p text:style-name="P17">SELECT COUNT(*), dept_no FROM emple GROUP BY dept_no;</text:p>
      <text:p text:style-name="P15"/>
      <text:list xml:id="list141616964092489" text:continue-numbering="true" text:style-name="WW8Num2">
        <text:list-item>
          <text:p text:style-name="P37">Ejemplo. </text:p>
        </text:list-item>
      </text:list>
      <text:p text:style-name="P5">Visualizar a partir de la tabla EMPLE el número de empleados que hay en cada departamento sólo de los departamentos con más de 4 empleados.</text:p>
      <text:p text:style-name="P19">SELECT COUNT(*), dept_no FROM emple</text:p>
      <text:p text:style-name="P19">GROUP BY dept_no HAVING COUNT(*)&gt;4;</text:p>
      <text:p text:style-name="P19"/>
      <text:list xml:id="list141617945830151" text:continue-numbering="true" text:style-name="WW8Num2">
        <text:list-item>
          <text:p text:style-name="P37">Ejemplo. </text:p>
        </text:list-item>
      </text:list>
      <text:p text:style-name="P5">Con las tablas EMPLE y DEPART. Obtener la suma de los salarios, el salario máximo y el salario mínimo por cada departamento (mostrar el número de departamento y los valores anteriores).</text:p>
      <text:p text:style-name="P27">SELECT SUM(salario), MAX(salario), MIN(salario), emple.dept_no FROM emple, depart </text:p>
      <text:p text:style-name="P27">WHERE emple.dept_no=depart.dept_no GROUP BY emple.dept_no;</text:p>
      <text:p text:style-name="P16"/>
      <text:list xml:id="list141617954272873" text:continue-numbering="true" text:style-name="WW8Num2">
        <text:list-item>
          <text:p text:style-name="P37">Ejemplo. </text:p>
        </text:list-item>
      </text:list>
      <text:p text:style-name="P5">Obtener los nombres de departamentos que tengan más de 4 personas trabajando</text:p>
      <text:p text:style-name="P28">SELECT dnombre FROM depart WHERE dept_no in (SELECT dept_no FROM emple GROUP BY dept_no HAVING COUNT(*)&gt;4);</text:p>
      <text:p text:style-name="P16"/>
      <text:list xml:id="list141618040960744" text:continue-numbering="true" text:style-name="WW8Num2">
        <text:list-item>
          <text:p text:style-name="P37">Ejemplo. </text:p>
        </text:list-item>
      </text:list>
      <text:p text:style-name="P5">Calcular el número de empleados que realizan cada OFICIO en cada DEPARTAMENTO. Los datos que se visualizan son: nombre de departamento, oficio y número de empleados ordenado por el número de departamento.</text:p>
      <text:p text:style-name="P28">SELECT dnombre, oficio, COUNT(*) FROM depart, emple WHERE depart.dept_no=emple.dept_no GROUP BY dnombre, oficio ORDER BY dnombre;</text:p>
      <text:p text:style-name="P16"/>
      <text:p text:style-name="P16"/>
      <text:p text:style-name="P16"/>
      <text:p text:style-name="P16"/>
      <text:p text:style-name="P16"/>
      <text:list xml:id="list141617828415981" text:continue-numbering="true" text:style-name="WW8Num2">
        <text:list-item>
          <text:p text:style-name="P37"><text:soft-page-break/>Ejemplo. </text:p>
        </text:list-item>
      </text:list>
      <text:p text:style-name="P5">Visualizar el número de empleados de los departamentos con más empleados, es decir, los más grandes.</text:p>
      <text:p text:style-name="P10"><text:span text:style-name="T6">SELECT MAX(COUNT(*)) AS maxEmple </text:span></text:p>
      <text:p text:style-name="P15">FROM emple <text:span text:style-name="T2">GROUP BY dept_no;</text:span></text:p>
      <text:p text:style-name="P16"/>
      <text:p text:style-name="P15"/>
      <text:list xml:id="list141618599713958" text:continue-numbering="true" text:style-name="WW8Num2">
        <text:list-item>
          <text:p text:style-name="P37">Ejemplo. </text:p>
        </text:list-item>
      </text:list>
      <text:p text:style-name="P5">Visualizar el número de departamento, el nombre de departamento y el número de empleados de los departamentos con más empleados.</text:p>
      <text:p text:style-name="P3"/>
      <text:p text:style-name="P24"/>
      <text:list xml:id="list141617862661829" text:continue-numbering="true" text:style-name="WW8Num2">
        <text:list-item>
          <text:p text:style-name="P37">Ejemplo. </text:p>
        </text:list-item>
      </text:list>
      <text:p text:style-name="P5">Visualizar los departamentos en los que el salario medio es mayor o igual que la media de todos los salarios</text:p>
      <text:p text:style-name="P18"/>
      <text:list xml:id="list141618039394123" text:continue-numbering="true" text:style-name="WW8Num2">
        <text:list-item>
          <text:p text:style-name="P37">Ejemplo. </text:p>
        </text:list-item>
      </text:list>
      <text:p text:style-name="P5">A partir de la tabla EMPLE visualizar el número de vendedores (‘VENDEDOR’) del departamento ‘VENTAS’</text:p>
      <text:p text:style-name="P9"><text:s/></text:p>
      <text:p text:style-name="P14"/>
      <text:list xml:id="list141618615732760" text:continue-numbering="true" text:style-name="WW8Num2">
        <text:list-item>
          <text:p text:style-name="P37">Ejemplo. </text:p>
        </text:list-item>
      </text:list>
      <text:p text:style-name="P5">Partiendo de la tabla EMPLE, visualizar por cada oficio de los empleados de los departamentos ‘VENTAS’ la suma de salarios</text:p>
      <text:p text:style-name="P1"/>
      <text:p text:style-name="P23"/>
      <text:list xml:id="list141618768008543" text:continue-numbering="true" text:style-name="WW8Num2">
        <text:list-item>
          <text:p text:style-name="P37">Ejemplo. </text:p>
        </text:list-item>
      </text:list>
      <text:p text:style-name="P5">Seleccionar aquellos apellidos y su salario correspondiente de la tabla EMPLE cuyo salario sea igual a la media de su salario en su departamento</text:p>
      <text:p text:style-name="P9"><text:s/></text:p>
      <text:p text:style-name="P9"/>
      <text:p text:style-name="P9">ninguna fila seleccionada</text:p>
      <text:p text:style-name="P9"/>
      <text:list xml:id="list141617798150100" text:continue-numbering="true" text:style-name="WW8Num2">
        <text:list-item>
          <text:p text:style-name="P37">Ejemplo. </text:p>
        </text:list-item>
      </text:list>
      <text:p text:style-name="P5">A partir de la tabla EMPLE, visualizar el número de empleados de cada departamento cuyo oficio sea ‘EMPLEADO’</text:p>
      <text:p text:style-name="P1"/>
      <text:p text:style-name="P22"/>
      <text:list xml:id="list141618121149257" text:continue-numbering="true" text:style-name="WW8Num2">
        <text:list-item>
          <text:p text:style-name="P37">Ejemplo. </text:p>
        </text:list-item>
      </text:list>
      <text:p text:style-name="P5">Desde la tabla EMPLE, visualizar el numero de los departamentos que tenga más empleados cuyo oficio sea ‘ANALISTA’</text:p>
      <text:p text:style-name="P21"/>
      <text:p text:style-name="P21"/>
      <text:list xml:id="list141617942244282" text:continue-numbering="true" text:style-name="WW8Num2">
        <text:list-item>
          <text:p text:style-name="P37">Ejemplo. </text:p>
        </text:list-item>
      </text:list>
      <text:p text:style-name="P5">A partir de las tablas EMPLE y DEPART, visualizar el número de departamento y el nombre de departamento que tenga más empleados cuyo oficio sea ‘EMPLEADO’</text:p>
      <text:p text:style-name="P1"/>
      <text:p text:style-name="P23"/>
      <text:p text:style-name="P20"/>
      <text:list xml:id="list141617448075310" text:continue-numbering="true" text:style-name="WW8Num2">
        <text:list-item>
          <text:p text:style-name="P37">Ejemplo. </text:p>
        </text:list-item>
      </text:list>
      <text:p text:style-name="P5">Buscar los departamentos que tienen más de dos personas trabajando en la misma profesión</text:p>
      <text:p text:style-name="P2"><text:s/></text:p>
      <text:p text:style-name="P13"/>
      <text:p text:style-name="P20"><text:soft-page-break/></text:p>
      <text:list xml:id="list141617746571504" text:continue-numbering="true" text:style-name="WW8Num2">
        <text:list-item>
          <text:p text:style-name="P37">Ejemplo. </text:p>
        </text:list-item>
      </text:list>
      <text:p text:style-name="P7">Dada la tabla LIBRERÍA visualizar por cada estante la suma de los ejemplares</text:p>
      <text:p text:style-name="P9"/>
      <text:list xml:id="list141617370305876" text:continue-numbering="true" text:style-name="WW8Num2">
        <text:list-item>
          <text:p text:style-name="P37">Ejemplo. </text:p>
        </text:list-item>
      </text:list>
      <text:p text:style-name="P5">Visualizar el estante con más ejemplares de la tabla librería.</text:p>
      <text:p text:style-name="P1"/>
      <text:p text:style-name="P1"/>
      <text:section text:style-name="Sect1" text:name="Sección1">
        <text:list xml:id="list141618376107239" text:continue-numbering="true" text:style-name="WW8Num2">
          <text:list-item>
            <text:p text:style-name="P37">Ejemplo. </text:p>
          </text:list-item>
        </text:list>
        <text:p text:style-name="P5">Realizar una consulta en la que aparezca por cada centro y en cada especialidad el número de profesores. <text:s/>Si el centro no tiene profesores, debe aparecer un 0 en la columna de número de profesores</text:p>
        <text:p text:style-name="P13">S</text:p>
        <text:p text:style-name="P20"/>
        <text:list xml:id="list141617441436481" text:continue-numbering="true" text:style-name="WW8Num2">
          <text:list-item>
            <text:p text:style-name="P37">Ejemplo. </text:p>
          </text:list-item>
        </text:list>
        <text:h text:style-name="P56" text:outline-level="1">Dada la tabla profesores, obtener la especialidad con menos profesores.</text:h>
        <text:p text:style-name="P12"/>
        <text:p text:style-name="P20"/>
        <text:p text:style-name="P20"/>
        <text:p text:style-name="P20"/>
        <text:list xml:id="list141616952394814" text:continue-numbering="true" text:style-name="WW8Num2">
          <text:list-item>
            <text:p text:style-name="P37">Ejemplo. </text:p>
          </text:list-item>
        </text:list>
        <text:p text:style-name="P2">Dada la tabla personal, obtener por cada función el número de trabajadores</text:p>
        <text:p text:style-name="P13"/>
        <text:p text:style-name="P20"/>
        <text:list xml:id="list141618886191645" text:continue-numbering="true" text:style-name="WW8Num2">
          <text:list-item>
            <text:p text:style-name="P37">Ejemplo. </text:p>
          </text:list-item>
        </text:list>
        <text:p text:style-name="P5">Visualizar los diferentes estantes de la tabla LIBRERÍA ordenados descendentemente por estante.</text:p>
        <text:p text:style-name="P12"/>
        <text:p text:style-name="P13"/>
        <text:list xml:id="list141617898617139" text:continue-numbering="true" text:style-name="WW8Num2">
          <text:list-item>
            <text:p text:style-name="P37">Ejemplo. </text:p>
          </text:list-item>
        </text:list>
        <text:p text:style-name="P7">Dada la tabla librería, visualizar los estantes que tengan tres temas</text:p>
        <text:p text:style-name="P6"/>
        <text:list xml:id="list141617710733204" text:continue-numbering="true" text:style-name="WW8Num2">
          <text:list-item>
            <text:p text:style-name="P47">Ejemplo. </text:p>
          </text:list-item>
        </text:list>
        <text:p text:style-name="P30">Disponemos de tres tablas: ALUM contiene los nombres de los alumnos que hay actualmente en el centro, NUEVOS contiene los nombres de los futuros alumnos y ANTIGUOS contiene los nombres de antiguos alumnos del centro. La descripción es la misma para los tres. Visualizar los nombres sin repetición de los alumnos actuales y de los futuros alumnos.</text:p>
        <text:p text:style-name="P49"/>
        <text:list xml:id="list141616981570573" text:continue-numbering="true" text:style-name="WW8Num2">
          <text:list-item>
            <text:p text:style-name="P48">Ejemplo. </text:p>
          </text:list-item>
        </text:list>
        <text:p text:style-name="P30">Obtener los nombres de alumnos que están actualmente en el centro y que estuvieron en el centro hace ya un tiempo (es decir, todos los alumnos actuales y antiguos con repetición).</text:p>
        <text:p text:style-name="P31"/>
        <text:p text:style-name="P31"/>
        <text:list xml:id="list141616901539634" text:continue-numbering="true" text:style-name="WW8Num2">
          <text:list-item>
            <text:p text:style-name="P48">Ejemplo. </text:p>
          </text:list-item>
        </text:list>
        <text:p text:style-name="P30">Obtener los nombres y la localidad de alumnos que están actualmente en el centro (tabla alum) y que nunca estuvieron anteriormente en él (tabla antiguos).</text:p>
        <text:p text:style-name="P30"/>
        <text:list xml:id="list141618482913978" text:continue-numbering="true" text:style-name="WW8Num2">
          <text:list-item>
            <text:p text:style-name="P47">Ejemplo. </text:p>
          </text:list-item>
        </text:list>
        <text:p text:style-name="P29">Seleccionar los nombres de la tabla ALUM que estén en NUEVOS y no estén en ANTIGUOS</text:p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list xml:id="list141617573876543" text:continue-numbering="true" text:style-name="WW8Num2">
          <text:list-item>
            <text:p text:style-name="P51"><text:soft-page-break/>Ejemplo. </text:p>
          </text:list-item>
        </text:list>
        <text:p text:style-name="P52">Seleccionar los nombres de la tabla ALUM (con repetición) que estén en NUEVOS o estén en ANTIGUOS.</text:p>
        <text:p text:style-name="P55">(SELECT nombre FROM alum </text:p>
        <text:p text:style-name="P55">INTERSECT</text:p>
        <text:p text:style-name="P55">SELECT nombre FROM nuevos)</text:p>
        <text:p text:style-name="P55">UNION ALL </text:p>
        <text:p text:style-name="P55">(SELECT nombre FROM alum</text:p>
        <text:p text:style-name="P55">INTERSECT </text:p>
        <text:p text:style-name="P55">SELECT nombre FROM antiguos);</text:p>
        <text:p text:style-name="P53"/>
        <text:list xml:id="list141617914801143" text:continue-numbering="true" text:style-name="WW8Num2">
          <text:list-item>
            <text:p text:style-name="P51">Ejemplo. </text:p>
          </text:list-item>
        </text:list>
        <text:p text:style-name="P33">Visualizar los nombres de los alumnos de la tabla ALUM que aparezcan en alguna de estas tablas: NUEVOS o ANTIGUOS.</text:p>
        <text:p text:style-name="P54"><text:span text:style-name="T1"/></text:p>
        <text:list xml:id="list141618190732873" text:continue-numbering="true" text:style-name="WW8Num2">
          <text:list-item>
            <text:p text:style-name="P51">Ejemplo. </text:p>
          </text:list-item>
        </text:list>
        <text:p text:style-name="P32">Visualizar los nombres de los alumnos de la tabla ALUM que aparezcan en estas dos tablas: ANTIGUOS y NUEVOS</text:p>
        <text:p text:style-name="P35"/>
        <text:list xml:id="list141617405236805" text:continue-numbering="true" text:style-name="WW8Num2">
          <text:list-item>
            <text:p text:style-name="P51">Ejemplo. </text:p>
          </text:list-item>
        </text:list>
        <text:p text:style-name="P34">Visualizar aquellos nombres de la tabla ALUM que no están en la tabla ANTIGUOS ni en la tabla NUEVO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Wingdings" svg:font-family="Wingdings" style:font-pitch="variable" style:font-charset="x-symbol"/>
    <style:font-face style:name="Open Sans" svg:font-family="'Open Sans', sans-serif"/>
    <style:font-face style:name="FreeSans1" svg:font-family="FreeSans" style:font-family-generic="swiss"/>
    <style:font-face style:name="FreeSans2" svg:font-family="FreeSans" style:font-pitch="variable"/>
    <style:font-face style:name="Unifont1" svg:font-family="Unifon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Zurich Lt BT" svg:font-family="'Zurich Lt BT', 'Arial Narrow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, Arial" style:font-family-generic="swiss" style:font-pitch="variable" fo:font-size="14pt" style:font-name-asian="Unifont1" style:font-family-asian="Unifont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2z1" style:family="text"/>
    <style:style style:name="WW8Num2z2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8z0" style:family="text">
      <style:text-properties style:font-name="Zurich Lt BT" fo:font-family="'Zurich Lt BT', 'Arial Narrow'" style:font-family-generic="swiss" style:font-pitch="variable" style:font-name-complex="Zurich Lt BT" style:font-family-complex="'Zurich Lt BT', 'Arial Narrow'" style:font-family-generic-complex="swiss" style:font-pitch-complex="variable"/>
    </style:style>
    <style:style style:name="WW8Num9z0" style:family="text">
      <style:text-properties fo:font-size="10pt" style:rfc-language-tag="es-ES-u-co-trad" fo:language="es" fo:country="ES" fo:font-weight="bold" style:font-size-asian="10pt" style:font-weight-asian="bold" style:font-size-complex="10pt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St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1.59cm" fo:page-height="27.94cm" style:num-format="1" style:print-orientation="portrait" fo:margin-top="1.268cm" fo:margin-bottom="1.27cm" fo:margin-left="1.588cm" fo:margin-right="1.58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3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Marco1" text:anchor-type="char" svg:y="0.002cm" svg:width="0.176cm" svg:height="0.406cm" draw:z-index="6"><draw:text-box><text:p text:style-name="Footer"><text:span text:style-name="Page_20_Number"><text:page-number text:select-page="current">7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RESUELTOS UNIDAD III</dc:title>
    <meta:initial-creator>casa</meta:initial-creator>
    <meta:creation-date>2008-11-06T23:06:00</meta:creation-date>
    <dc:date>2022-01-13T14:16:16.652726753</dc:date>
    <meta:editing-cycles>155</meta:editing-cycles>
    <meta:editing-duration>PT22H33M18S</meta:editing-duration>
    <meta:generator>LibreOffice/6.0.7.3$Linux_X86_64 LibreOffice_project/00m0$Build-3</meta:generator>
    <meta:document-statistic meta:table-count="0" meta:image-count="0" meta:object-count="0" meta:page-count="7" meta:paragraph-count="197" meta:word-count="1705" meta:character-count="10644" meta:non-whitespace-character-count="9116"/>
  </office:meta>
</office:document-meta>
</file>